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2.654cm" table:align="left"/>
    </style:style>
    <style:style style:name="Tableau1.A" style:family="table-column">
      <style:table-column-properties style:column-width="4.477cm"/>
    </style:style>
    <style:style style:name="Tableau1.B" style:family="table-column">
      <style:table-column-properties style:column-width="4.717cm"/>
    </style:style>
    <style:style style:name="Tableau1.C" style:family="table-column">
      <style:table-column-properties style:column-width="3.46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paragraph-rsid="0009be72"/>
    </style:style>
    <style:style style:name="P2" style:family="paragraph" style:parent-style-name="Preformatted_20_Text">
      <style:text-properties officeooo:paragraph-rsid="000b297f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start" style:justify-single-word="false"/>
    </style:style>
    <style:style style:name="T1" style:family="text">
      <style:text-properties style:text-position="33% 8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9be72" style:font-size-asian="14pt" style:font-size-complex="14pt"/>
    </style:style>
    <style:style style:name="T4" style:family="text">
      <style:text-properties fo:font-size="14pt" officeooo:rsid="000b297f" style:font-size-asian="14pt" style:font-size-complex="14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ayout">
        <text:h text:style-name="Heading_20_1" text:outline-level="1"><text:bookmark text:name="main-title"/>Quartets et octets célèbres</text:h>
        <text:section text:style-name="Sect1" text:name="container">
          <text:p text:style-name="Text_20_body">La calculatrice est interdite.</text:p>
          <text:p text:style-name="Text_20_body">1) <text:span text:style-name="Strong_20_Emphasis">Puissances</text:span></text:p>
          <text:p text:style-name="Text_20_body">Calculer les nombres suivants :</text:p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>
                <table:table-cell table:style-name="Tableau1.A1" office:value-type="string">
                  <text:p text:style-name="P5">(petites puissances de 2)</text:p>
                </table:table-cell>
                <table:table-cell table:style-name="Tableau1.A1" office:value-type="string">
                  <text:p text:style-name="P5">(grandes puissances de 2)</text:p>
                </table:table-cell>
                <table:table-cell table:style-name="Tableau1.A1" office:value-type="string">
                  <text:p text:style-name="P5">(puissances de 16)</text:p>
                </table:table-cell>
              </table:table-row>
            </table:table-header-rows>
            <table:table-row>
              <table:table-cell table:style-name="Tableau1.A1" office:value-type="string">
                <text:p text:style-name="P4">2<text:span text:style-name="T1">0</text:span> =</text:p>
              </table:table-cell>
              <table:table-cell table:style-name="Tableau1.A1" office:value-type="string">
                <text:p text:style-name="P4">2<text:span text:style-name="T1">6</text:span> =</text:p>
              </table:table-cell>
              <table:table-cell table:style-name="Tableau1.A1" office:value-type="string">
                <text:p text:style-name="P4">16<text:span text:style-name="T1">0</text:span> =</text:p>
              </table:table-cell>
            </table:table-row>
            <table:table-row>
              <table:table-cell table:style-name="Tableau1.A1" office:value-type="string">
                <text:p text:style-name="P4">2<text:span text:style-name="T1">1</text:span> =</text:p>
              </table:table-cell>
              <table:table-cell table:style-name="Tableau1.A1" office:value-type="string">
                <text:p text:style-name="P4">2<text:span text:style-name="T1">7</text:span> =</text:p>
              </table:table-cell>
              <table:table-cell table:style-name="Tableau1.A1" office:value-type="string">
                <text:p text:style-name="P4">16<text:span text:style-name="T1">1</text:span> =</text:p>
              </table:table-cell>
            </table:table-row>
            <table:table-row>
              <table:table-cell table:style-name="Tableau1.A1" office:value-type="string">
                <text:p text:style-name="P4">2<text:span text:style-name="T1">2</text:span> =</text:p>
              </table:table-cell>
              <table:table-cell table:style-name="Tableau1.A1" office:value-type="string">
                <text:p text:style-name="P4">2<text:span text:style-name="T1">8</text:span> =</text:p>
              </table:table-cell>
              <table:table-cell table:style-name="Tableau1.A1" office:value-type="string">
                <text:p text:style-name="P4">16<text:span text:style-name="T1">2</text:span> =</text:p>
              </table:table-cell>
            </table:table-row>
            <table:table-row>
              <table:table-cell table:style-name="Tableau1.A1" office:value-type="string">
                <text:p text:style-name="P4">2<text:span text:style-name="T1">3</text:span> =</text:p>
              </table:table-cell>
              <table:table-cell table:style-name="Tableau1.A1" office:value-type="string">
                <text:p text:style-name="P4">2<text:span text:style-name="T1">9</text:span> =</text:p>
              </table:table-cell>
              <table:table-cell table:style-name="Tableau1.A1" office:value-type="string">
                <text:p text:style-name="P4">16<text:span text:style-name="T1">3</text:span> =</text:p>
              </table:table-cell>
            </table:table-row>
            <table:table-row>
              <table:table-cell table:style-name="Tableau1.A1" office:value-type="string">
                <text:p text:style-name="P4">2<text:span text:style-name="T1">4</text:span> =</text:p>
              </table:table-cell>
              <table:table-cell table:style-name="Tableau1.A1" office:value-type="string">
                <text:p text:style-name="P4">2<text:span text:style-name="T1">10</text:span> =</text:p>
              </table:table-cell>
              <table:table-cell table:style-name="Tableau1.A1" office:value-type="string">
                <text:p text:style-name="P4">16<text:span text:style-name="T1">4</text:span> =</text:p>
              </table:table-cell>
            </table:table-row>
            <table:table-row>
              <table:table-cell table:style-name="Tableau1.A1" office:value-type="string">
                <text:p text:style-name="P4">2<text:span text:style-name="T1">5</text:span> =</text:p>
              </table:table-cell>
              <table:table-cell table:style-name="Tableau1.A1" office:value-type="string">
                <text:p text:style-name="P4">2<text:span text:style-name="T1">11</text:span> =</text:p>
              </table:table-cell>
              <table:table-cell table:style-name="Tableau1.A1" office:value-type="string">
                <text:p text:style-name="P4">16<text:span text:style-name="T1">5</text:span> =</text:p>
              </table:table-cell>
            </table:table-row>
          </table:table>
          <text:p text:style-name="Text_20_body"/>
          <text:p text:style-name="Text_20_body">2) <text:span text:style-name="Strong_20_Emphasis">Quartets</text:span></text:p>
          <text:p text:style-name="Text_20_body">Les quartets sont au nombre de ....... . On peut donc les écrire tous en un temps raisonnable (en binaire, puis en décimal, puis en hexadécimal) :</text:p>
          <text:p text:style-name="Preformatted_20_Text"><text:span text:style-name="Source_20_Text">................................................................................</text:span></text:p>
          <text:p text:style-name="Preformatted_20_Text"/>
          <text:p text:style-name="Preformatted_20_Text"><text:span text:style-name="Source_20_Text">................................................................................</text:span></text:p>
          <text:p text:style-name="Preformatted_20_Text"/>
          <text:p text:style-name="Preformatted_20_Text"><text:span text:style-name="Source_20_Text">................................................................................</text:span></text:p>
          <text:p text:style-name="Preformatted_20_Text"/>
          <text:p text:style-name="P3"><text:span text:style-name="Source_20_Text">................................................................................</text:span></text:p>
          <text:p text:style-name="Text_20_body">3) <text:span text:style-name="Strong_20_Emphasis">Octets</text:span></text:p>
          <text:p text:style-name="Text_20_body">Les octets sont plus nombreux, il y en a ....... . Remplissez les cases vides.</text:p>
          <text:p text:style-name="P2"><text:span text:style-name="Source_20_Text"><text:span text:style-name="T4"><text:s text:c="3"/>Dec <text:s text:c="14"/>Hex <text:s text:c="17"/>Bin</text:span></text:span></text:p>
          <text:p text:style-name="Preformatted_20_Text"><text:span text:style-name="Source_20_Text"><text:span text:style-name="T2"/></text:span></text:p>
          <text:p text:style-name="Preformatted_20_Text"><text:span text:style-name="Source_20_Text"><text:span text:style-name="T2"><text:s text:c="2"/>.... <text:s text:c="15"/>00 <text:s text:c="15"/>....</text:span></text:span><text:span text:style-name="Source_20_Text"><text:span text:style-name="T3"> ....</text:span></text:span></text:p>
          <text:p text:style-name="Preformatted_20_Text"><text:span text:style-name="Source_20_Text"><text:span text:style-name="T2"><text:s text:c="2"/>.... <text:s text:c="14"/></text:span></text:span><text:span text:style-name="Source_20_Text"><text:span text:style-name="T3"><text:s/></text:span></text:span><text:span text:style-name="Source_20_Text"><text:span text:style-name="T2">..</text:span></text:span><text:span text:style-name="Source_20_Text"><text:span text:style-name="T3"> </text:span></text:span><text:span text:style-name="Source_20_Text"><text:span text:style-name="T2"><text:s text:c="15"/>0000 0001</text:span></text:span></text:p>
          <text:p text:style-name="P1"><text:span text:style-name="Source_20_Text"><text:span text:style-name="T2"><text:s text:c="3"/>15 <text:s text:c="15"/></text:span></text:span><text:span text:style-name="Source_20_Text"><text:span text:style-name="T3"><text:s/></text:span></text:span><text:span text:style-name="Source_20_Text"><text:span text:style-name="T2">..</text:span></text:span><text:span text:style-name="Source_20_Text"><text:span text:style-name="T3"> </text:span></text:span><text:span text:style-name="Source_20_Text"><text:span text:style-name="T2"><text:s text:c="15"/>....</text:span></text:span><text:span text:style-name="Source_20_Text"><text:span text:style-name="T3"> ....</text:span></text:span></text:p>
          <text:p text:style-name="P1"><text:span text:style-name="Source_20_Text"><text:span text:style-name="T2"><text:s text:c="2"/>.... <text:s text:c="15"/>10 <text:s text:c="15"/>....</text:span></text:span><text:span text:style-name="Source_20_Text"><text:span text:style-name="T3"> ....</text:span></text:span></text:p>
          <text:p text:style-name="Preformatted_20_Text"><text:span text:style-name="Source_20_Text"><text:span text:style-name="T2"><text:s text:c="2"/>.... <text:s text:c="14"/></text:span></text:span><text:span text:style-name="Source_20_Text"><text:span text:style-name="T3"><text:s/></text:span></text:span><text:span text:style-name="Source_20_Text"><text:span text:style-name="T2">..</text:span></text:span><text:span text:style-name="Source_20_Text"><text:span text:style-name="T3"> </text:span></text:span><text:span text:style-name="Source_20_Text"><text:span text:style-name="T2"><text:s text:c="15"/>0010 0000</text:span></text:span></text:p>
          <text:p text:style-name="P1"><text:span text:style-name="Source_20_Text"><text:span text:style-name="T2"><text:s text:c="3"/>40 <text:s text:c="15"/></text:span></text:span><text:span text:style-name="Source_20_Text"><text:span text:style-name="T3"><text:s/></text:span></text:span><text:span text:style-name="Source_20_Text"><text:span text:style-name="T2">..</text:span></text:span><text:span text:style-name="Source_20_Text"><text:span text:style-name="T3"> </text:span></text:span><text:span text:style-name="Source_20_Text"><text:span text:style-name="T2"><text:s text:c="15"/>....</text:span></text:span><text:span text:style-name="Source_20_Text"><text:span text:style-name="T3"> ....</text:span></text:span></text:p>
          <text:p text:style-name="P1"><text:span text:style-name="Source_20_Text"><text:span text:style-name="T2"><text:s text:c="3"/>64 <text:s text:c="15"/></text:span></text:span><text:span text:style-name="Source_20_Text"><text:span text:style-name="T3"><text:s/></text:span></text:span><text:span text:style-name="Source_20_Text"><text:span text:style-name="T2">..</text:span></text:span><text:span text:style-name="Source_20_Text"><text:span text:style-name="T3"> </text:span></text:span><text:span text:style-name="Source_20_Text"><text:span text:style-name="T2"><text:s text:c="15"/>....</text:span></text:span><text:span text:style-name="Source_20_Text"><text:span text:style-name="T3"> ....</text:span></text:span></text:p>
          <text:p text:style-name="P1"><text:span text:style-name="Source_20_Text"><text:span text:style-name="T2"><text:s text:c="2"/>.... <text:s text:c="15"/>7F <text:s text:c="15"/>....</text:span></text:span><text:span text:style-name="Source_20_Text"><text:span text:style-name="T3"> ....</text:span></text:span></text:p>
          <text:p text:style-name="Preformatted_20_Text"><text:span text:style-name="Source_20_Text"><text:span text:style-name="T2"><text:s text:c="2"/>.... <text:s text:c="14"/></text:span></text:span><text:span text:style-name="Source_20_Text"><text:span text:style-name="T3"><text:s/></text:span></text:span><text:span text:style-name="Source_20_Text"><text:span text:style-name="T2">..</text:span></text:span><text:span text:style-name="Source_20_Text"><text:span text:style-name="T3"> </text:span></text:span><text:span text:style-name="Source_20_Text"><text:span text:style-name="T2"><text:s text:c="15"/>1000 0000</text:span></text:span></text:p>
          <text:p text:style-name="P1"><text:span text:style-name="Source_20_Text"><text:span text:style-name="T2"><text:s text:c="2"/>168 </text:span></text:span><text:span text:style-name="Source_20_Text"><text:span text:style-name="T4"><text:s/></text:span></text:span><text:span text:style-name="Source_20_Text"><text:span text:style-name="T2"><text:s text:c="14"/></text:span></text:span><text:span text:style-name="Source_20_Text"><text:span text:style-name="T3"><text:s/></text:span></text:span><text:span text:style-name="Source_20_Text"><text:span text:style-name="T2">..</text:span></text:span><text:span text:style-name="Source_20_Text"><text:span text:style-name="T3"> </text:span></text:span><text:span text:style-name="Source_20_Text"><text:span text:style-name="T2"><text:s text:c="15"/>....</text:span></text:span><text:span text:style-name="Source_20_Text"><text:span text:style-name="T3"> ....</text:span></text:span></text:p>
          <text:p text:style-name="P1"><text:span text:style-name="Source_20_Text"><text:span text:style-name="T2"><text:s text:c="2"/>.... <text:s text:c="15"/>C0 <text:s text:c="15"/>....</text:span></text:span><text:span text:style-name="Source_20_Text"><text:span text:style-name="T3"> ....</text:span></text:span></text:p>
          <text:p text:style-name="Preformatted_20_Text"><text:span text:style-name="Source_20_Text"><text:span text:style-name="T2"><text:s text:c="2"/>.... <text:s text:c="14"/></text:span></text:span><text:span text:style-name="Source_20_Text"><text:span text:style-name="T3"><text:s/></text:span></text:span><text:span text:style-name="Source_20_Text"><text:span text:style-name="T2">..</text:span></text:span><text:span text:style-name="Source_20_Text"><text:span text:style-name="T3"> </text:span></text:span><text:span text:style-name="Source_20_Text"><text:span text:style-name="T2"><text:s text:c="15"/>1111 0000</text:span></text:span></text:p>
          <text:p text:style-name="P3"><text:span text:style-name="Source_20_Text"><text:span text:style-name="T2"><text:s text:c="2"/>.... <text:s text:c="14"/></text:span></text:span><text:span text:style-name="Source_20_Text"><text:span text:style-name="T3"><text:s/></text:span></text:span><text:span text:style-name="Source_20_Text"><text:span text:style-name="T2">..</text:span></text:span><text:span text:style-name="Source_20_Text"><text:span text:style-name="T3"> </text:span></text:span><text:span text:style-name="Source_20_Text"><text:span text:style-name="T2"><text:s text:c="15"/>1111 1111</text:span>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4-09-03T17:51:03.520945404</meta:creation-date>
    <dc:date>2024-09-03T17:56:48.638647847</dc:date>
    <dc:creator>Christophe Gragnic</dc:creator>
    <meta:editing-duration>PT5M44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47" meta:word-count="167" meta:character-count="1495" meta:non-whitespace-character-count="918"/>
  </office:meta>
</office:document-meta>
</file>